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Courier 10 Pitc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7, EECS 397/600: DARPA Robotics Challenge</text:p>
      <text:p text:style-name="P1">Rosbag Data Analysis and Center of Mass</text:p>
      <text:p text:style-name="P1">due by 5pm, Tuesday, 21 October</text:p>
      <text:p text:style-name="P1"/>
      <text:p text:style-name="P2">Refer to the document: <text:s/>“Analyzing Bagged Data in <text:s/>Octave/Matlab.” <text:s/>See the Octave code example “example_octave.m” in …/catkin/src/examples/example_rosbag_analysis. <text:s/>Also, see the playfile script “ankles_lean_fwd.traj” in the repository subdirectory “traj_files.”</text:p>
      <text:p text:style-name="P2"/>
      <text:p text:style-name="P2">Start up drcsim, as well as the joint-trajectory server (and set it to USER mode). <text:s/>Run the example playfile trajectory (rosrun play_file play_file ankles_lean_fwd.traj). <text:s/>Open a terminal and navigate to a directory where you will store your logged data. <text:s/>Log data while running this above trajectory: </text:p>
      <text:p text:style-name="P2"><text:span text:style-name="T1">rosbag record -O my_log <text:s/>atlas/atlas_state</text:span> </text:p>
      <text:p text:style-name="P2"/>
      <text:p text:style-name="P2">Convert this data to Matlab format. <text:s/>Copy the example Octave code to your bagfile directory and run it. <text:s text:c="4"/>Look at the sum of the ankle torques about the y-axis (already performed in the example code).</text:p>
      <text:p text:style-name="P2"/>
      <text:p text:style-name="P2">Your objective is to derive a linear model for center-of-mass perturbations as a function of joint angles. <text:s/>Alter the trajectory file to send the robot to different poses, moving coordinated joints. <text:s/>Specifically, bend just the ankles, dq8 and dq14, relative to the starting pose (while keeping all other joints frozen at the initial pose). <text:s/>These two angles should be perturbed equally, to keep Atlas's feet flat while leaning forward/back from the ankles. <text:s/>Subsequently, restore these angles to the nominal (starting) pose, and bend the knees together (dq7 and dq13), again bending them in unison to keep Atlas symmetric. <text:s/>Repeat for the hips (dq6 and dq12), and finally the waist (dq1). <text:s/>Note that the angle indices here refer to the ROS/Atlas numbering (starting index from 0), not Matlab numbering (starting indexing from 1).</text:p>
      <text:p text:style-name="P2"/>
      <text:p text:style-name="P2">Find factors K_ankles, K_knees, K_hips and K_back to fit the equation:</text:p>
      <text:p text:style-name="P2"/>
      <text:p text:style-name="P2">r_com = K_ankles*dq_ankles + K_knees*dq_knees + K_hips*dq_hips + K_back*dq_back.</text:p>
      <text:p text:style-name="P2"/>
      <text:p text:style-name="P2">Where r_com is the location of the center of mass forward/backward (i.e., in the x-direction) relative to the ankles, and the dq values are perturbations of joint angles relative to the start-up pose. <text:s text:c="3"/></text:p>
      <text:p text:style-name="P2"/>
      <text:p text:style-name="P2">Prove that your model works by trying in with example poses that perturb all 4 joint combinations simultaneously. <text:s/>Your model should predict a center of mass, and your bagfile/Matlab analysis should validate your mod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4-09-22T16:42:48</meta:creation-date>
    <dc:date>2014-10-15T03:17:47</dc:date>
    <dc:creator>Wyatt Newman</dc:creator>
    <meta:editing-duration>PT23M44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12" meta:word-count="353" meta:character-count="2335" meta:non-whitespace-character-count="1968"/>
  </office:meta>
</office:document-meta>
</file>